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4CFAAD8AF5A96FAF683.png" manifest:media-type="image/png"/>
  <manifest:file-entry manifest:full-path="Pictures/1000020100000161000003A332C871826555476C.png" manifest:media-type="image/png"/>
  <manifest:file-entry manifest:full-path="Pictures/100002010000007F0000022718AEAF3B6E2115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width="1.3228in" svg:height="5.7398in" draw:z-index="0"><draw:image xlink:href="Pictures/100002010000007F0000022718AEAF3B6E2115A0.png" xlink:type="simple" xlink:show="embed" xlink:actuate="onLoad"/></draw:frame></text:p>
      <text:p text:style-name="P1"><draw:frame draw:style-name="fr1" draw:name="Image2" text:anchor-type="paragraph" svg:width="3.6772in" svg:height="9.698in" draw:z-index="1"><draw:image xlink:href="Pictures/1000020100000161000003A332C871826555476C.png" xlink:type="simple" xlink:show="embed" xlink:actuate="onLoad"/></draw:frame></text:p>
      <text:p text:style-name="P1"><draw:frame draw:style-name="fr2" draw:name="Image3" text:anchor-type="paragraph" svg:width="6.4154in" svg:height="11in" draw:z-index="2"><draw:image xlink:href="Pictures/10000201000002CE000004CFAAD8AF5A96FAF6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0T23:58:52.914425612</dc:date>
    <meta:editing-duration>PT1M23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5.1.6.2$Linux_X86_64 LibreOffice_project/10m0$Build-2</meta:generator>
  </office:meta>
</office:document-meta>
</file>